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roman" svg:font-family="'Time newroman'"/>
    <style:font-face style:name="Times newroman" svg:font-family="'Times new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3ac6" officeooo:paragraph-rsid="00023ac6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23ac6" officeooo:paragraph-rsid="00023ac6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3a9f2" officeooo:paragraph-rsid="00050101"/>
    </style:style>
    <style:style style:name="P4" style:family="paragraph" style:parent-style-name="Standard">
      <style:paragraph-properties fo:text-align="start" style:justify-single-word="false"/>
      <style:text-properties officeooo:paragraph-rsid="00050101"/>
    </style:style>
    <style:style style:name="P5" style:family="paragraph" style:parent-style-name="Standard">
      <style:paragraph-properties fo:text-align="start" style:justify-single-word="false"/>
      <style:text-properties officeooo:paragraph-rsid="000681cb"/>
    </style:style>
    <style:style style:name="P6" style:family="paragraph" style:parent-style-name="Standard">
      <style:paragraph-properties fo:text-align="start" style:justify-single-word="false"/>
      <style:text-properties officeooo:paragraph-rsid="001119b7"/>
    </style:style>
    <style:style style:name="P7" style:family="paragraph" style:parent-style-name="Standard">
      <style:paragraph-properties fo:text-align="start" style:justify-single-word="false"/>
      <style:text-properties officeooo:rsid="000681cb" officeooo:paragraph-rsid="0003a9f2"/>
    </style:style>
    <style:style style:name="P8" style:family="paragraph" style:parent-style-name="Standard">
      <style:paragraph-properties fo:text-align="start" style:justify-single-word="false"/>
      <style:text-properties officeooo:rsid="000681cb" officeooo:paragraph-rsid="000681cb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0681cb" fo:background-color="#ff33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27774" officeooo:paragraph-rsid="0022777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c56f8" officeooo:paragraph-rsid="000c56f8"/>
    </style:style>
    <style:style style:name="P12" style:family="paragraph" style:parent-style-name="Standard">
      <style:paragraph-properties fo:text-align="start" style:justify-single-word="false"/>
      <style:text-properties officeooo:rsid="000c56f8" officeooo:paragraph-rsid="000ddd39"/>
    </style:style>
    <style:style style:name="P13" style:family="paragraph" style:parent-style-name="Standard">
      <style:paragraph-properties fo:text-align="start" style:justify-single-word="false"/>
      <style:text-properties officeooo:rsid="000c56f8" officeooo:paragraph-rsid="0003a9f2"/>
    </style:style>
    <style:style style:name="P14" style:family="paragraph" style:parent-style-name="Standard">
      <style:paragraph-properties fo:text-align="start" style:justify-single-word="false"/>
      <style:text-properties fo:color="#800000" officeooo:rsid="000e64b2" officeooo:paragraph-rsid="000e64b2" fo:background-color="#ffff00"/>
    </style:style>
    <style:style style:name="P15" style:family="paragraph" style:parent-style-name="Standard">
      <style:paragraph-properties fo:text-align="start" style:justify-single-word="false"/>
      <style:text-properties fo:color="#800000" officeooo:rsid="002133bd" officeooo:paragraph-rsid="002133bd" fo:background-color="#ffff00"/>
    </style:style>
    <style:style style:name="P16" style:family="paragraph" style:parent-style-name="Standard">
      <style:paragraph-properties fo:text-align="start" style:justify-single-word="false"/>
      <style:text-properties fo:color="#800000" fo:font-weight="bold" officeooo:rsid="002133bd" officeooo:paragraph-rsid="002133bd" fo:background-color="#ffff0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0e64b2" officeooo:paragraph-rsid="000e64b2"/>
    </style:style>
    <style:style style:name="P18" style:family="paragraph" style:parent-style-name="Standard">
      <style:paragraph-properties fo:text-align="start" style:justify-single-word="false"/>
      <style:text-properties officeooo:rsid="001551a7" officeooo:paragraph-rsid="001551a7"/>
    </style:style>
    <style:style style:name="P19" style:family="paragraph" style:parent-style-name="Standard">
      <style:paragraph-properties fo:text-align="start" style:justify-single-word="false"/>
      <style:text-properties officeooo:rsid="001b5203" officeooo:paragraph-rsid="001b5203"/>
    </style:style>
    <style:style style:name="P20" style:family="paragraph" style:parent-style-name="Standard">
      <style:paragraph-properties fo:text-align="start" style:justify-single-word="false"/>
      <style:text-properties officeooo:rsid="00227774" officeooo:paragraph-rsid="00227774"/>
    </style:style>
    <style:style style:name="P21" style:family="paragraph" style:parent-style-name="Standard">
      <style:paragraph-properties fo:text-align="start" style:justify-single-word="false"/>
      <style:text-properties officeooo:rsid="00227774" officeooo:paragraph-rsid="002502e8"/>
    </style:style>
    <style:style style:name="P22" style:family="paragraph" style:parent-style-name="Standard">
      <style:paragraph-properties fo:text-align="start" style:justify-single-word="false"/>
      <style:text-properties officeooo:rsid="002502e8" officeooo:paragraph-rsid="002502e8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00681cb"/>
    </style:style>
    <style:style style:name="P25" style:family="paragraph" style:parent-style-name="Preformatted_20_Text">
      <style:paragraph-properties fo:text-align="start" style:justify-single-word="false"/>
      <style:text-properties officeooo:rsid="00023ac6" officeooo:paragraph-rsid="00023ac6"/>
    </style:style>
    <style:style style:name="P26" style:family="paragraph" style:parent-style-name="Preformatted_20_Text">
      <style:paragraph-properties fo:text-align="start" style:justify-single-word="false"/>
      <style:text-properties officeooo:rsid="00227774" officeooo:paragraph-rsid="00050101"/>
    </style:style>
    <style:style style:name="P27" style:family="paragraph" style:parent-style-name="Preformatted_20_Text">
      <style:paragraph-properties fo:text-align="start" style:justify-single-word="false"/>
      <style:text-properties style:font-name="Times newroman" fo:font-size="12pt" fo:font-weight="bold" officeooo:rsid="0022a3d9" officeooo:paragraph-rsid="0022a3d9" style:font-size-asian="12pt" style:font-weight-asian="bold" style:font-size-complex="12pt" style:font-weight-complex="bold"/>
    </style:style>
    <style:style style:name="P28" style:family="paragraph" style:parent-style-name="Preformatted_20_Text">
      <style:text-properties style:font-name="Times newroman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Times newroman" fo:font-size="12pt" style:font-size-asian="12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27774" officeooo:paragraph-rsid="00227774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officeooo:rsid="00227774" officeooo:paragraph-rsid="00227774"/>
    </style:style>
    <style:style style:name="P32" style:family="paragraph" style:parent-style-name="Standard">
      <style:paragraph-properties fo:text-align="start" style:justify-single-word="false"/>
      <style:text-properties officeooo:rsid="002133bd" officeooo:paragraph-rsid="002133b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133bd" officeooo:paragraph-rsid="002133b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253404" officeooo:paragraph-rsid="00253404" fo:background-color="#ffff00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paragraph-rsid="000681cb" fo:background-color="#ff3333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rsid="000681cb" officeooo:paragraph-rsid="000681cb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Time newroman" fo:font-size="12pt" fo:font-weight="bold" officeooo:rsid="000e609d" officeooo:paragraph-rsid="000e609d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800000" style:text-outline="false" style:text-line-through-style="none" style:text-line-through-type="none" style:font-name="Time newroman" fo:font-size="12pt" fo:font-style="normal" fo:text-shadow="none" style:text-underline-style="none" fo:font-weight="bold" officeooo:paragraph-rsid="000681cb" style:font-size-asian="12pt" style:font-style-asian="normal" style:font-weight-asian="bold" style:font-size-complex="12pt" style:text-emphasize="none"/>
    </style:style>
    <style:style style:name="P39" style:family="paragraph" style:parent-style-name="Standard">
      <style:paragraph-properties fo:text-align="start" style:justify-single-word="false"/>
      <style:text-properties fo:color="#800000" style:font-name="Time newroman" fo:font-size="12pt" officeooo:rsid="000e609d" officeooo:paragraph-rsid="000e609d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800000" style:font-name="Time newroman" fo:font-size="12pt" officeooo:rsid="002133bd" officeooo:paragraph-rsid="000681cb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ff3333" style:font-name="Time newroman" fo:font-size="12pt" officeooo:paragraph-rsid="000681cb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Time newroman" fo:font-size="12pt" officeooo:rsid="000681cb" officeooo:paragraph-rsid="000681cb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Time newroman" fo:font-size="12pt" officeooo:paragraph-rsid="000681cb" style:font-size-asian="12pt" style:font-size-complex="12pt"/>
    </style:style>
    <style:style style:name="P44" style:family="paragraph" style:parent-style-name="Standard">
      <style:paragraph-properties fo:text-align="start" style:justify-single-word="false" style:writing-mode="lr-tb"/>
      <style:text-properties fo:color="#800000" style:text-outline="false" style:text-line-through-style="none" style:text-line-through-type="none" style:font-name="Time newroman" fo:font-size="12pt" fo:font-style="normal" fo:text-shadow="none" style:text-underline-style="none" fo:font-weight="bold" style:font-size-asian="12pt" style:font-style-asian="normal" style:font-weight-asian="bold" style:font-size-complex="12pt" style:text-emphasize="none"/>
    </style:style>
    <style:style style:name="P45" style:family="paragraph" style:parent-style-name="Text_20_body" style:list-style-name="L1"/>
    <style:style style:name="P46" style:family="paragraph" style:parent-style-name="Text_20_body">
      <style:text-properties style:font-name="Time newroman" fo:font-size="12pt" style:font-size-asian="12pt" style:font-size-complex="12pt"/>
    </style:style>
    <style:style style:name="P47" style:family="paragraph" style:parent-style-name="Text_20_body" style:list-style-name="L1">
      <style:paragraph-properties fo:margin-top="0cm" fo:margin-bottom="0cm" loext:contextual-spacing="false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style:font-name="Time newroman" fo:font-size="12pt" style:font-size-asian="12pt" style:font-size-complex="12pt"/>
    </style:style>
    <style:style style:name="P49" style:family="paragraph" style:parent-style-name="Preformatted_20_Text">
      <style:text-properties fo:color="#ff3333" style:font-name="Time newroman" fo:font-size="12pt" style:font-size-asian="12pt" style:font-size-complex="12pt"/>
    </style:style>
    <style:style style:name="P50" style:family="paragraph" style:parent-style-name="Preformatted_20_Text">
      <style:paragraph-properties fo:text-align="start" style:justify-single-word="false"/>
      <style:text-properties fo:color="#ff3333" style:font-name="Time newroman" fo:font-size="12pt" officeooo:paragraph-rsid="000681cb" style:font-size-asian="12pt" style:font-size-complex="12pt"/>
    </style:style>
    <style:style style:name="P51" style:family="paragraph" style:parent-style-name="Preformatted_20_Text">
      <style:text-properties fo:color="#330000" style:font-name="Time newroman" fo:font-size="12pt" style:font-size-asian="12pt" style:font-size-complex="12pt"/>
    </style:style>
    <style:style style:name="P52" style:family="paragraph" style:parent-style-name="Preformatted_20_Text">
      <style:text-properties style:font-name="Time newroman" fo:font-size="12pt" fo:font-weight="bold" style:font-size-asian="12pt" style:font-weight-asian="bold" style:font-size-complex="12pt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style:font-name="Time newroman" fo:font-size="12pt" fo:font-weight="bold" officeooo:paragraph-rsid="000681cb" style:font-size-asian="12pt" style:font-weight-asian="bold" style:font-size-complex="12pt" style:font-weight-complex="bold"/>
    </style:style>
    <style:style style:name="P54" style:family="paragraph" style:parent-style-name="Preformatted_20_Text">
      <style:text-properties style:font-name="Time newroman" fo:font-size="12pt" style:font-size-asian="12pt" style:font-size-complex="12pt"/>
    </style:style>
    <style:style style:name="P55" style:family="paragraph" style:parent-style-name="Preformatted_20_Text">
      <style:paragraph-properties fo:text-align="start" style:justify-single-word="false"/>
      <style:text-properties style:font-name="Time newroman" fo:font-size="12pt" officeooo:paragraph-rsid="000681cb" style:font-size-asian="12pt" style:font-size-complex="12pt"/>
    </style:style>
    <style:style style:name="P56" style:family="paragraph" style:parent-style-name="Preformatted_20_Text">
      <style:paragraph-properties fo:text-align="start" style:justify-single-word="false"/>
      <style:text-properties style:font-name="Time newroman" fo:font-size="12pt" officeooo:paragraph-rsid="000681cb" fo:background-color="#ffff00" style:font-size-asian="12pt" style:font-size-complex="12pt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ff3333" style:font-name="Time newroman" fo:font-size="12pt" style:font-size-asian="12pt" style:font-size-complex="12pt"/>
    </style:style>
    <style:style style:name="P58" style:family="paragraph" style:parent-style-name="Preformatted_20_Text">
      <style:paragraph-properties fo:margin-top="0cm" fo:margin-bottom="0.499cm" loext:contextual-spacing="false"/>
      <style:text-properties style:font-name="Time newroman" fo:font-size="12pt" fo:font-weight="bold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margin-top="0cm" fo:margin-bottom="0.499cm" loext:contextual-spacing="false"/>
      <style:text-properties style:font-name="Time newroman" fo:font-size="12pt" fo:background-color="#ffff00" style:font-size-asian="12pt" style:font-size-complex="12pt"/>
    </style:style>
    <style:style style:name="P60" style:family="paragraph" style:parent-style-name="Preformatted_20_Text">
      <style:paragraph-properties fo:margin-top="0cm" fo:margin-bottom="0.499cm" loext:contextual-spacing="false" fo:padding="0cm" fo:border="none"/>
      <style:text-properties style:font-name="Time newroman" fo:font-size="12pt" style:font-size-asian="12pt" style:font-size-complex="12pt"/>
    </style:style>
    <style:style style:name="P61" style:family="paragraph" style:parent-style-name="Preformatted_20_Text">
      <style:paragraph-properties fo:padding="0cm" fo:border="none"/>
      <style:text-properties style:font-name="Time newroman" fo:font-size="12pt" style:font-size-asian="12pt" style:font-size-complex="12pt"/>
    </style:style>
    <style:style style:name="P62" style:family="paragraph" style:parent-style-name="Heading_20_2">
      <style:paragraph-properties fo:text-align="start" style:justify-single-word="false"/>
      <style:text-properties style:font-name="Time newroman" fo:font-size="12pt" officeooo:paragraph-rsid="000681cb" style:font-size-asian="12pt" style:font-size-complex="12pt"/>
    </style:style>
    <style:style style:name="T1" style:family="text">
      <style:text-properties fo:background-color="#ff6666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#6666ff" loext:char-shading-value="0"/>
    </style:style>
    <style:style style:name="T4" style:family="text">
      <style:text-properties fo:background-color="#cfe7f5" loext:char-shading-value="0"/>
    </style:style>
    <style:style style:name="T5" style:family="text">
      <style:text-properties fo:background-color="#ff950e" loext:char-shading-value="0"/>
    </style:style>
    <style:style style:name="T6" style:family="text">
      <style:text-properties officeooo:rsid="0003a9f2" fo:background-color="#ff950e" loext:char-shading-value="0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3a9f2" style:font-size-asian="12pt" style:font-size-complex="12pt"/>
    </style:style>
    <style:style style:name="T9" style:family="text">
      <style:text-properties style:font-name="Liberation Serif" fo:font-size="12pt" fo:background-color="#ffff00" loext:char-shading-value="0" style:font-size-asian="12pt" style:font-size-complex="12pt"/>
    </style:style>
    <style:style style:name="T10" style:family="text">
      <style:text-properties style:font-name="Liberation Serif" fo:font-size="12pt" officeooo:rsid="0003a9f2" fo:background-color="#ffff00" loext:char-shading-value="0" style:font-size-asian="12pt" style:font-size-complex="12pt"/>
    </style:style>
    <style:style style:name="T11" style:family="text">
      <style:text-properties fo:background-color="#ffcc99" loext:char-shading-value="0"/>
    </style:style>
    <style:style style:name="T12" style:family="text">
      <style:text-properties officeooo:rsid="0003a9f2" fo:background-color="#ffcc99" loext:char-shading-value="0"/>
    </style:style>
    <style:style style:name="T13" style:family="text">
      <style:text-properties officeooo:rsid="000681cb"/>
    </style:style>
    <style:style style:name="T14" style:family="text">
      <style:text-properties fo:color="#ff0000"/>
    </style:style>
    <style:style style:name="T15" style:family="text">
      <style:text-properties fo:color="#ff0000" officeooo:rsid="000681cb"/>
    </style:style>
    <style:style style:name="T16" style:family="text">
      <style:text-properties fo:color="#ff0000" fo:font-size="12pt" style:font-size-asian="12pt" style:font-size-complex="12pt"/>
    </style:style>
    <style:style style:name="T17" style:family="text">
      <style:text-properties fo:color="#ff0000" style:font-name="Time newroman" fo:font-size="12pt" style:font-size-asian="12pt" style:font-size-complex="12pt"/>
    </style:style>
    <style:style style:name="T18" style:family="text">
      <style:text-properties officeooo:rsid="000848fc"/>
    </style:style>
    <style:style style:name="T19" style:family="text">
      <style:text-properties fo:color="#800000"/>
    </style:style>
    <style:style style:name="T20" style:family="text">
      <style:text-properties fo:color="#800000" officeooo:rsid="000848fc"/>
    </style:style>
    <style:style style:name="T21" style:family="text">
      <style:text-properties fo:color="#800000" fo:font-weight="bold" style:font-weight-asian="bold" style:font-weight-complex="bold"/>
    </style:style>
    <style:style style:name="T22" style:family="text">
      <style:text-properties fo:color="#800000" fo:font-weight="bold" officeooo:rsid="001119b7" style:font-weight-asian="bold" style:font-weight-complex="bold"/>
    </style:style>
    <style:style style:name="T23" style:family="text">
      <style:text-properties fo:color="#800000" fo:font-weight="bold" fo:background-color="#ffff00" loext:char-shading-value="0" style:font-weight-asian="bold" style:font-weight-complex="bold"/>
    </style:style>
    <style:style style:name="T24" style:family="text">
      <style:text-properties fo:color="#800000" officeooo:rsid="001551a7"/>
    </style:style>
    <style:style style:name="T25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800000" fo:font-size="12pt" style:font-size-asian="12pt" style:font-size-complex="12pt"/>
    </style:style>
    <style:style style:name="T27" style:family="text">
      <style:text-properties fo:color="#800000" style:font-name="Time newroman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800000" style:font-name="Time newroman" fo:font-size="12pt" style:font-size-asian="12pt" style:font-size-complex="12p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0ddd39"/>
    </style:style>
    <style:style style:name="T32" style:family="text">
      <style:text-properties fo:color="#ff3333"/>
    </style:style>
    <style:style style:name="T33" style:family="text">
      <style:text-properties fo:color="#ff3333" fo:font-size="12pt" style:font-size-asian="12pt" style:font-size-complex="12pt"/>
    </style:style>
    <style:style style:name="T34" style:family="text">
      <style:text-properties fo:color="#ff3333" style:font-name="Time newroman" fo:font-size="12pt" style:font-size-asian="12pt" style:font-size-complex="12pt"/>
    </style:style>
    <style:style style:name="T35" style:family="text">
      <style:text-properties fo:color="#000000"/>
    </style:style>
    <style:style style:name="T36" style:family="text">
      <style:text-properties fo:color="#330000"/>
    </style:style>
    <style:style style:name="T37" style:family="text">
      <style:text-properties officeooo:rsid="000fd506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502e8" style:font-weight-asian="bold" style:font-weight-complex="bold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officeooo:rsid="000681cb" style:font-size-asian="12pt" style:font-size-complex="12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4" style:family="text">
      <style:text-properties officeooo:rsid="0023facb"/>
    </style:style>
    <style:style style:name="T45" style:family="text">
      <style:text-properties officeooo:rsid="002502e8"/>
    </style:style>
    <style:style style:name="T46" style:family="text">
      <style:text-properties style:font-name="Time newroman" fo:font-size="12pt" style:font-size-asian="12pt" style:font-size-complex="12pt"/>
    </style:style>
    <style:style style:name="T47" style:family="text">
      <style:text-properties style:font-name="Time newroman" fo:font-size="12pt" officeooo:rsid="000681cb" style:font-size-asian="12pt" style:font-size-complex="12pt"/>
    </style:style>
    <style:style style:name="T48" style:family="text">
      <style:text-properties style:font-name="Time newroman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Time newroman" fo:font-size="12pt" style:text-underline-style="solid" style:text-underline-width="auto" style:text-underline-color="font-color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B VIDEO CLASS DRIVER</text:p>
      <text:p text:style-name="P1"/>
      <text:p text:style-name="P1">Step1: Download the source code from <text:a xlink:type="simple" xlink:href="http://www.kernel.org/" text:style-name="Internet_20_link" text:visited-style-name="Visited_20_Internet_20_Link">www.kernel.org</text:a></text:p>
      <text:p text:style-name="P1"/>
      <text:p text:style-name="P1">Step2:<text:tab/><text:span text:style-name="T31">C</text:span>ompile <text:s/>the source code </text:p>
      <text:p text:style-name="P1"><text:tab/># make menuconfig </text:p>
      <text:p text:style-name="P1"/>
      <text:p text:style-name="P1"><text:tab/></text:p>
      <text:p text:style-name="P1"><text:tab/># make -j128 or -j64 or -j32 or -j16 or -j4 </text:p>
      <text:p text:style-name="P6"><text:span text:style-name="T22">Error:-</text:span><text:span text:style-name="Source_20_Text">fatal error: openssl/opensslv.h: No such file or directory</text:span></text:p>
      <text:p text:style-name="P25"><text:span text:style-name="Source_20_Text"/></text:p>
      <text:p text:style-name="P25"><text:span text:style-name="Source_20_Text"><text:span text:style-name="T30">sudo apt-get install libssl-dev</text:span></text:span></text:p>
      <text:p text:style-name="P1"/>
      <text:p text:style-name="P1"><text:tab/># make modules_install</text:p>
      <text:p text:style-name="P1"><text:tab/><text:span text:style-name="T37"># make install</text:span></text:p>
      <text:p text:style-name="P1"><text:tab/># update-grub</text:p>
      <text:p text:style-name="P18"><text:span text:style-name="T23">Warning: </text:span>Setting GRUB_TIMEOUT to a non-zero value when GRUB_HIDDEN_TIMEOUT is set is no longer supported.</text:p>
      <text:p text:style-name="P25"><text:span text:style-name="Source_20_Text"><text:span text:style-name="T24">Goto this directry </text:span></text:span><text:span text:style-name="Source_20_Text"><text:span text:style-name="T19">cat /etc/default/grub</text:span></text:span></text:p>
      <text:p text:style-name="P18">GRUB_HIDDEN_TIMEOUT=0 <text:s/>===&gt; comment this line S <text:s/></text:p>
      <text:p text:style-name="P1"/>
      <text:p text:style-name="P1">Step3 : add the <text:span text:style-name="T4">DEBUGG</text:span> messages in each file in the <text:span text:style-name="T4">UVC driver folder</text:span>.</text:p>
      <text:p text:style-name="P1"><text:tab/>- uvc_video.c</text:p>
      <text:p text:style-name="P1"><text:tab/>- uvc_driver.c and some othre .c files</text:p>
      <text:p text:style-name="P12"><text:tab/><text:span text:style-name="T31"> </text:span></text:p>
      <text:p text:style-name="P12"><text:tab/><text:span text:style-name="T31">=&gt; </text:span>printk("\n%s: called from this LINE:%d\n", __func__,__LINE__); </text:p>
      <text:p text:style-name="P12"><text:tab/><text:span text:style-name="T31">=&gt; </text:span>printk("Caller is %pS\n", __builtin_return_address(0)); </text:p>
      <text:p text:style-name="P12"><text:tab/><text:span text:style-name="T31">=&gt; </text:span>printk("Caller is %pS\n", __builtin_return_address(1)); </text:p>
      <text:p text:style-name="P12"><text:tab/><text:span text:style-name="T31">=&gt; </text:span>printk("Caller is %pS\n", __builtin_return_address(2));</text:p>
      <text:p text:style-name="P12"/>
      <text:p text:style-name="P1">Step4: find the Entry point of the UVC driver from <text:s/>V4L2.</text:p>
      <text:p text:style-name="P1"><text:tab/>- <text:span text:style-name="T5">uvc_init_video_isoc</text:span></text:p>
      <text:p text:style-name="P1"><text:s/><text:tab/>URB ? It is buffer it contains the video data </text:p>
      <text:p text:style-name="P1"><text:tab/>the URB filled in the uvc_video_complete handlear .</text:p>
      <text:p text:style-name="P1"><text:span text:style-name="T20">=&gt;</text:span><text:span text:style-name="T18"> We have limited number of URB, so that we need resubmit the URB for getting data.</text:span></text:p>
      <text:p text:style-name="P1"/>
      <text:p text:style-name="P1">Step5: get the data from<text:span text:style-name="T5"> uvc_video_complete</text:span> , and store it into a file in the kenenl space using the <text:tab/><text:span text:style-name="T5">vfs_write.</text:span></text:p>
      <text:p text:style-name="P1"><text:tab/>file: sample.yuv</text:p>
      <text:p text:style-name="P19">OR</text:p>
      <text:p text:style-name="P19"><text:tab/><text:span text:style-name="T21">kernel_write </text:span>is used for writing the video data into a file in the kernel space .</text:p>
      <text:p text:style-name="P19"/>
      <text:p text:style-name="P1">This sample.yuv file contains video data.</text:p>
      <text:p text:style-name="P1">It is in <text:span text:style-name="T5">MJPG</text:span> formate :</text:p>
      <text:p text:style-name="P1">- MJPG <text:s/>header file contains the 12 bytes of data , this 12 bytes of data we don't need <text:s/>skip and copy the remaining data into the sample.yuv</text:p>
      <text:p text:style-name="P1">- Each Frame <text:span text:style-name="T6">START</text:span> with<text:span text:style-name="T2"> </text:span><text:span text:style-name="T3">ff d8</text:span> and <text:span text:style-name="T6">END</text:span> with <text:span text:style-name="T1">ff d9</text:span> .</text:p>
      <text:p text:style-name="P1">If file contains No.of frames : the data like this <text:span text:style-name="T3"><text:s/>ff d8</text:span> --- - - - - - <text:s/><text:span text:style-name="T1">ff d9</text:span><text:span text:style-name="T3"> ff d8</text:span> ------ - - - - <text:span text:style-name="T1">ff d9</text:span></text:p>
      <text:p text:style-name="P1"><text:tab/></text:p>
      <text:p text:style-name="P3">[ For file writing i use the kthreads , spinlocks and wait Queues ]</text:p>
      <text:p text:style-name="P3"/>
      <text:p text:style-name="P3"/>
      <text:p text:style-name="P3"/>
      <text:p text:style-name="P16"><text:soft-page-break/>Control Transfer:-</text:p>
      <text:p text:style-name="P26"/>
      <text:p text:style-name="P26"><text:span text:style-name="T38"><text:s/></text:span><text:span text:style-name="T42">usb_control_msg</text:span><text:span text:style-name="T40">() Builds a control urb, sends it off and waits for completion</text:span></text:p>
      <text:p text:style-name="P27">Arguments:-</text:p>
      <text:p text:style-name="P28"><text:s text:c="2"/>@<text:span text:style-name="T19">dev</text:span>: pointer to the usb device to send the message to</text:p>
      <text:p text:style-name="P28"><text:s text:c="2"/>@<text:span text:style-name="T19">pipe</text:span>: endpoint "pipe" to send the message to</text:p>
      <text:p text:style-name="P28"><text:s text:c="2"/>@<text:span text:style-name="T19">request</text:span>: USB message request value</text:p>
      <text:p text:style-name="P28"><text:s text:c="2"/>@<text:span text:style-name="T19">requesttype</text:span>: USB message request type value</text:p>
      <text:p text:style-name="P28"><text:s text:c="2"/>@<text:span text:style-name="T19">value</text:span>: USB message value</text:p>
      <text:p text:style-name="P28"><text:s text:c="2"/>@<text:span text:style-name="T19">index</text:span>: USB message index value</text:p>
      <text:p text:style-name="P28"><text:s text:c="2"/><text:span text:style-name="T38">@</text:span><text:span text:style-name="T21">data</text:span><text:span text:style-name="T38">: pointer to the data to send</text:span></text:p>
      <text:p text:style-name="P28"><text:s text:c="2"/>@<text:span text:style-name="T19">size</text:span>: length in bytes of the data to send</text:p>
      <text:p text:style-name="P28"><text:s text:c="2"/>@<text:span text:style-name="T19">timeout</text:span>: time in msecs to wait for the message to complete before timing out (if 0 the wait is forever)</text:p>
      <text:p text:style-name="P28"><text:s/></text:p>
      <text:p text:style-name="P29"><text:s text:c="2"/><text:span text:style-name="T19">Context</text:span>: !in_interrupt ()</text:p>
      <text:p text:style-name="P20">in data buffer contains the bFormateIndex , bFrameIndex, bDescriptorType ,</text:p>
      <text:p text:style-name="P21"><text:span text:style-name="T21">bFormateIndex</text:span>: <text:span text:style-name="T45">it contains the </text:span><text:span text:style-name="T39">bBitsperpixel</text:span></text:p>
      <text:p text:style-name="P22"/>
      <text:p text:style-name="P22"/>
      <text:p text:style-name="P10"><text:span text:style-name="T19">bFrameIndex</text:span>:</text:p>
      <text:p text:style-name="P30">by using this index core will set the resolution wWidth , wHeight </text:p>
      <text:p text:style-name="P30"/>
      <text:p text:style-name="P31"><text:span text:style-name="T38">bDescriptorType</text:span>:</text:p>
      <text:p text:style-name="P30">by using this bDescriptorType index it will assign the address of endpoint and type of transfer (isoc/interrupt/bulk) .</text:p>
      <text:p text:style-name="P30"/>
      <text:p text:style-name="P30"/>
      <text:p text:style-name="P30">MaxVideoFrameBufferSize = wHeight * wWidth * width_multiplier;</text:p>
      <text:p text:style-name="P30"><text:tab/><text:tab/><text:tab/><text:tab/><text:tab/><text:tab/>=1920 * 1080 *2</text:p>
      <text:p text:style-name="P30"><text:tab/><text:tab/><text:tab/><text:tab/><text:tab/><text:tab/>=<text:span text:style-name="T44">960000</text:span></text:p>
      <text:p text:style-name="P30"/>
      <text:p text:style-name="P30"/>
      <text:p text:style-name="P3"/>
      <text:p text:style-name="P3"/>
      <text:p text:style-name="P3"/>
      <text:p text:style-name="P4"><text:span text:style-name="T12">**</text:span><text:a xlink:type="simple" xlink:href="https://stackoverflow.com/questions/4141324/function-caller-in-linux-kernel" text:style-name="Internet_20_link" text:visited-style-name="Visited_20_Internet_20_Link"><text:span text:style-name="T11">Function caller in linux kernel</text:span></text:a></text:p>
      <text:p text:style-name="P17">play:-</text:p>
      <text:p text:style-name="P14">[gst-launch-1.0 filesrc location=sample.yuv ! image/mjpg, width=1920,hight=1080, fromerate=30/1 ! autovideosink ]</text:p>
      <text:p text:style-name="P4"/>
      <text:p text:style-name="P15">gst-play1.0 file.mjpg</text:p>
      <text:p text:style-name="P32"/>
      <text:p text:style-name="P34">for Continues Logs :</text:p>
      <text:p text:style-name="P34"><text:s/><text:span text:style-name="T19">while true; do dmesg -c &gt;&gt; test.txt;sleep 1; done</text:span></text:p>
      <text:p text:style-name="P33"/>
      <text:p text:style-name="P4"><text:span text:style-name="T8">You can get the caller with </text:span><text:span text:style-name="Source_20_Text"><text:span text:style-name="T8">__builtin_return_address(</text:span></text:span><text:span text:style-name="Source_20_Text"><text:span text:style-name="T10">0</text:span></text:span><text:span text:style-name="Source_20_Text"><text:span text:style-name="T8">)</text:span></text:span><text:span text:style-name="T8">. </text:span></text:p>
      <text:p text:style-name="P4"><text:span text:style-name="T7">The caller's caller is </text:span><text:span text:style-name="Source_20_Text"><text:span text:style-name="T7">__builtin_return_address(</text:span></text:span><text:span text:style-name="Source_20_Text"><text:span text:style-name="T9">1</text:span></text:span><text:span text:style-name="Source_20_Text"><text:span text:style-name="T7">)</text:span></text:span><text:span text:style-name="T7"> and so on.</text:span></text:p>
      <text:p text:style-name="P23"><text:span text:style-name="T7">It's a GCC extension, documented in the gcc manual: </text:span><text:a xlink:type="simple" xlink:href="http://gcc.gnu.org/onlinedocs/gcc/Return-Address.html" text:style-name="Internet_20_link" text:visited-style-name="Visited_20_Internet_20_Link"><text:span text:style-name="T7">http://gcc.gnu.org/onlinedocs/gcc/Return-Address.html</text:span></text:a></text:p>
      <text:p text:style-name="P23"><text:soft-page-break/><text:span text:style-name="Strong_20_Emphasis"><text:span text:style-name="T7">Edit:</text:span></text:span><text:span text:style-name="T7"> I should probably point out, that gets you the address of the caller. If you want the function name you can print it with </text:span><text:span text:style-name="Source_20_Text"><text:span text:style-name="T7">%pS</text:span></text:span><text:span text:style-name="T7">, eg:</text:span><text:span text:style-name="T9"> </text:span><text:span text:style-name="Source_20_Text"><text:span text:style-name="T9">printk("Caller is %pS\n", __builtin_return_address(0));</text:span></text:span></text:p>
      <text:p text:style-name="P23"><text:span text:style-name="T7">If you don't want to print it, you can use </text:span><text:span text:style-name="Source_20_Text"><text:span text:style-name="T7">kallsyms_lookup()</text:span></text:span><text:span text:style-name="T7"> etc.</text:span></text:p>
      <text:p text:style-name="P7"/>
      <text:p text:style-name="P13"/>
      <text:p text:style-name="P13"/>
      <text:p text:style-name="P13"/>
      <text:p text:style-name="P13"/>
      <text:p text:style-name="P11"/>
      <text:p text:style-name="P7"/>
      <text:p text:style-name="P7"/>
      <text:p text:style-name="P7"/>
      <text:p text:style-name="P8">=====&gt;<text:tab/>LERNING THING FOR DRIVER IMPLIMENTATION <text:tab/><text:tab/>&lt;=====</text:p>
      <text:p text:style-name="P8"><text:a xlink:type="simple" xlink:href="https://sysplay.in/blog/linux-kernel-internals/" text:style-name="Internet_20_link" text:visited-style-name="Visited_20_Internet_20_Link"/></text:p>
      <text:p text:style-name="P8"><text:a xlink:type="simple" xlink:href="https://sysplay.in/blog/linux-kernel-internals/" text:style-name="Internet_20_link" text:visited-style-name="Visited_20_Internet_20_Link">https://sysplay.in/blog/linux-kernel-internals/</text:a> <text:s text:c="2"/>i read this link and <text:s/>LLD3 book for Wait Queues</text:p>
      <text:p text:style-name="P9"/>
      <text:p text:style-name="P9"><text:span text:style-name="T13">1.</text:span>Wait Queues:-</text:p>
      <text:p text:style-name="P42"/>
      <text:p text:style-name="P43"><text:span text:style-name="T13"><text:tab/></text:span>Wait queue is a mechanism provided in kernel to implement the wait. wait queue is the list of processes waiting for an event.<text:span text:style-name="T13"><text:tab/></text:span></text:p>
      <text:p text:style-name="P53">#include &lt;linux/wait.h&gt;</text:p>
      <text:p text:style-name="P54">// Data structure: wait_queue_head_t</text:p>
      <text:p text:style-name="P54">// Created statically </text:p>
      <text:p text:style-name="P52">DECLARE_WAIT_QUEUE_HEAD(wait_queue_name);</text:p>
      <text:p text:style-name="P54">// Created dynamically</text:p>
      <text:p text:style-name="P52">wait_queue_head_t my_queue;</text:p>
      <text:p text:style-name="P58">init_waitqueue_head(&amp;my_queue);</text:p>
      <text:p text:style-name="P43">Once the wait queue is initialized, next step is to add our process to wait queue.</text:p>
      <text:p text:style-name="P55">// APIs for Waiting</text:p>
      <text:p text:style-name="P52"><text:span text:style-name="T13">=&gt; </text:span>wait_event(queue, condition);</text:p>
      <text:p text:style-name="P52"><text:span text:style-name="T15">=&gt;</text:span><text:span text:style-name="T13"> </text:span>wait_event_interruptible(queue, condition);</text:p>
      <text:p text:style-name="P52"><text:span text:style-name="T13">=&gt; </text:span>wait_event_timeout(queue, condition, timeout);</text:p>
      <text:p text:style-name="P58"><text:span text:style-name="T13">=&gt; </text:span>wait_event_interruptible_timeout(queue, condition, timeout);</text:p>
      <text:p text:style-name="P5"><text:span text:style-name="T47"><text:tab/>T</text:span><text:span text:style-name="T46">here are two variants –</text:span><text:span text:style-name="Emphasis"><text:span text:style-name="T17">wait_event()</text:span></text:span><text:span text:style-name="T46"> and</text:span><text:span text:style-name="Emphasis"><text:span text:style-name="T17"> </text:span></text:span><text:span text:style-name="Emphasis"><text:span text:style-name="T34">wait_event_timeout</text:span></text:span><text:span text:style-name="Emphasis"><text:span text:style-name="T17">()</text:span></text:span><text:span text:style-name="T46">. The former is used for waiting for an event as usual, but the latter can be used to wait for an event with timeout.</text:span></text:p>
      <text:p text:style-name="P43">if the requirement is to wait for an event till <text:span text:style-name="T14">5 milliseconds,</text:span> after which we need to timeout.</text:p>
      <text:p text:style-name="P43"/>
      <text:p text:style-name="P5"><text:span text:style-name="T47">Wake up the waiting events :- </text:span><text:span text:style-name="Emphasis"><text:span text:style-name="T17">wake_up()</text:span></text:span><text:span text:style-name="T17"> </text:span><text:span text:style-name="T46">family of APIs</text:span></text:p>
      <text:p text:style-name="P43"/>
      <text:p text:style-name="P55">// Wakes up all the processes waiting on the queue</text:p>
      <text:p text:style-name="P52"><text:span text:style-name="T13">=&gt; </text:span>wake_up(wake_queue_head_t *);</text:p>
      <text:p text:style-name="P54">// Wakes up only the processes performing the interruptible sleep</text:p>
      <text:p text:style-name="P58"><text:span text:style-name="T15">=&gt;</text:span><text:span text:style-name="T13"> </text:span>wake_up_interruptible(wait_queue_head_t *);</text:p>
      <text:p text:style-name="P8"><text:a xlink:type="simple" xlink:href="http://www.linuxjournal.com/node/8144/print" text:style-name="Internet_20_link" text:visited-style-name="Visited_20_Internet_20_Link"><text:span text:style-name="T46">http://www.linuxjournal.com/node/8144/print</text:span></text:a><text:span text:style-name="T46"> <text:s/>For Kernel threads i gothrough </text:span><text:soft-page-break/><text:span text:style-name="T46">this link. </text:span></text:p>
      <text:p text:style-name="P43"/>
      <text:p text:style-name="P55">Lesson 1: Spin locks</text:p>
      <text:p text:style-name="P54"/>
      <text:p text:style-name="P54">The most basic primitive for locking is spinlock.</text:p>
      <text:p text:style-name="P54"/>
      <text:p text:style-name="P54">static DEFINE_SPINLOCK(xxx_lock);</text:p>
      <text:p text:style-name="P54"/>
      <text:p text:style-name="P54"><text:s text:c="8"/>unsigned long flags;</text:p>
      <text:p text:style-name="P54"/>
      <text:p text:style-name="P54"><text:s text:c="8"/><text:span text:style-name="T38">spin_lock_irqsave(&amp;xxx_lock, flags);</text:span></text:p>
      <text:p text:style-name="P54"><text:s text:c="8"/>... critical section here ..</text:p>
      <text:p text:style-name="P54"><text:s text:c="8"/><text:span text:style-name="T38">spin_unlock_irqrestore(&amp;xxx_lock, flags);</text:span></text:p>
      <text:p text:style-name="P54"/>
      <text:p text:style-name="Text_20_body"><text:span text:style-name="Source_20_Text"><text:span text:style-name="T46">spin_lock_irqsave</text:span></text:span><text:span text:style-name="T46"> is basically used to </text:span><text:span text:style-name="T48">save</text:span><text:span text:style-name="T46"> the</text:span><text:span text:style-name="T48"> interrupt state</text:span><text:span text:style-name="T46"> </text:span><text:span text:style-name="T48">before taking the spin lock</text:span><text:span text:style-name="T46">, this is because spin lock disables the interrupt, when the lock is taken in interrupt context, and r</text:span><text:span text:style-name="T48">e-enables it when while unlocking</text:span><text:span text:style-name="T46">. The interrupt state is saved so that it should </text:span><text:span text:style-name="T48">reinstate</text:span><text:span text:style-name="T46"> the </text:span><text:span text:style-name="T48">interrupts</text:span><text:span text:style-name="T46"> </text:span><text:span text:style-name="T48">again</text:span><text:span text:style-name="T46">. </text:span></text:p>
      <text:p text:style-name="P46">Example:</text:p>
      <text:list xml:id="list6829280952446985114" text:style-name="L1">
        <text:list-item>
          <text:p text:style-name="P48">Lets say interrupt x was disabled before spin lock was acquired </text:p>
        </text:list-item>
        <text:list-item>
          <text:p text:style-name="P47"><text:span text:style-name="Source_20_Text"><text:span text:style-name="T46">spin_lock_irq</text:span></text:span><text:span text:style-name="T46"> will disable the interrupt x and take the the lock </text:span></text:p>
        </text:list-item>
        <text:list-item>
          <text:p text:style-name="P45"><text:span text:style-name="Source_20_Text"><text:span text:style-name="T46">spin_unlock_irq</text:span></text:span><text:span text:style-name="T46"> will enable the interrupt x. </text:span></text:p>
        </text:list-item>
      </text:list>
      <text:p text:style-name="P46">So in the 3rd step above after releasing the lock we will have interrupt x enabled which was earlier disabled before the lock was acquired.</text:p>
      <text:p text:style-name="Text_20_body"><text:span text:style-name="T46">So only when you are sure that interrupts are not disabled only then you should </text:span><text:span text:style-name="Source_20_Text"><text:span text:style-name="T46">spin_lock_irq</text:span></text:span><text:span text:style-name="T46"> otherwise you should always use </text:span><text:span text:style-name="Source_20_Text"><text:span text:style-name="T46">spin_lock_irqsave</text:span></text:span></text:p>
      <text:p text:style-name="P5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7">File pointer:</text:p>
      <text:p text:style-name="P39"/>
      <text:p text:style-name="P39">Fixing the Address Space:-</text:p>
      <text:p text:style-name="P46"><text:tab/>To handle this address space mismatch, use the <text:span text:style-name="T35">functions</text:span> <text:span text:style-name="T32">get_fs(</text:span><text:span text:style-name="T19">) </text:span>and<text:span text:style-name="T19"> </text:span><text:span text:style-name="T32">set_fs().</text:span> These functions <text:span text:style-name="T19">modify the current process address limits </text:span>to whatever the caller wants.</text:p>
      <text:p text:style-name="P56">set_fs(KERNEL_DS);</text:p>
      <text:p text:style-name="P46">The only two valid options for the <text:span text:style-name="T32">set_fs() </text:span>function are<text:span text:style-name="T32"> KERNEL_DS</text:span> and <text:span text:style-name="T32">USER_DS</text:span>, roughly standing for <text:span text:style-name="T32">kernel data segment</text:span> and<text:span text:style-name="T32"> user data segment,</text:span> respectively. </text:p>
      <text:p text:style-name="P43"><text:soft-page-break/></text:p>
      <text:p text:style-name="P50">#include &lt;linux/kernel.h&gt;</text:p>
      <text:p text:style-name="P49">#include &lt;linux/init.h&gt;</text:p>
      <text:p text:style-name="P49">#include &lt;linux/module.h&gt;</text:p>
      <text:p text:style-name="P49">#include &lt;linux/syscalls.h&gt;</text:p>
      <text:p text:style-name="P49">#include &lt;linux/file.h&gt;</text:p>
      <text:p text:style-name="P49">#include &lt;linux/fs.h&gt;</text:p>
      <text:p text:style-name="P49">#include &lt;linux/fcntl.h&gt;</text:p>
      <text:p text:style-name="P49">#include &lt;asm/uaccess.h&gt;</text:p>
      <text:p text:style-name="P49"/>
      <text:p text:style-name="P49">static void write_file(char *filename, char *data)</text:p>
      <text:p text:style-name="P49">{</text:p>
      <text:p text:style-name="P49"><text:s text:c="2"/>struct file *file;</text:p>
      <text:p text:style-name="P49"><text:s text:c="2"/>loff_t pos = 0;</text:p>
      <text:p text:style-name="P49"><text:s text:c="2"/>int fd;</text:p>
      <text:p text:style-name="P49"/>
      <text:p text:style-name="P49"><text:s/><text:span text:style-name="T36"><text:s/>mm_segment_t old_fs = get_fs();</text:span></text:p>
      <text:p text:style-name="P51"><text:s text:c="2"/>set_fs(KERNEL_DS);</text:p>
      <text:p text:style-name="P49"/>
      <text:p text:style-name="P49"><text:s text:c="2"/>fd = sys_open(filename, O_WRONLY|O_CREAT, 0644);</text:p>
      <text:p text:style-name="P49"><text:s text:c="2"/>if (fd &gt;= 0) {</text:p>
      <text:p text:style-name="P49"><text:s text:c="4"/>sys_write(fd, data, strlen(data));</text:p>
      <text:p text:style-name="P49"><text:s text:c="4"/>file = fget(fd);</text:p>
      <text:p text:style-name="P49"><text:s text:c="4"/>if (file) {</text:p>
      <text:p text:style-name="P49"><text:s text:c="6"/>vfs_write(file, data, strlen(data), &amp;pos);</text:p>
      <text:p text:style-name="P49"><text:s text:c="6"/>fput(file);</text:p>
      <text:p text:style-name="P49"><text:s text:c="4"/>}</text:p>
      <text:p text:style-name="P49"><text:s text:c="2"/><text:span text:style-name="T36"><text:s text:c="2"/>sys_close(fd);</text:span></text:p>
      <text:p text:style-name="P49"><text:s text:c="2"/>}</text:p>
      <text:p text:style-name="P49"><text:s text:c="2"/><text:span text:style-name="T36">set_fs(old_fs);</text:span></text:p>
      <text:p text:style-name="P49">}</text:p>
      <text:p text:style-name="P49"/>
      <text:p text:style-name="P49">static int __init init(void)</text:p>
      <text:p text:style-name="P49">{</text:p>
      <text:p text:style-name="P49"><text:s text:c="2"/>write_file("/tmp/test", "Evil file.\n");</text:p>
      <text:p text:style-name="P49"><text:s text:c="2"/>return 0;</text:p>
      <text:p text:style-name="P49">}</text:p>
      <text:p text:style-name="P49"/>
      <text:p text:style-name="P49">static void __exit exit(void)</text:p>
      <text:p text:style-name="P49">{ }</text:p>
      <text:p text:style-name="P49"/>
      <text:p text:style-name="P49">MODULE_LICENSE("GPL");</text:p>
      <text:p text:style-name="P49">module_init(init);</text:p>
      <text:p text:style-name="P57">module_exit(exit);</text:p>
      <text:p text:style-name="P41"/>
      <text:h text:style-name="P62" text:outline-level="2">APIs for creating the Kernel thread</text:h>
      <text:p text:style-name="P43"/>
      <text:p text:style-name="P55"/>
      <text:p text:style-name="P55">#include &lt;kthread.h&gt;</text:p>
      <text:p text:style-name="P59"><text:soft-page-break/>kthread_create(int (*function)(void *data), void *data, const char name[], ...)</text:p>
      <text:p text:style-name="P43"/>
      <text:p text:style-name="P24"><text:span text:style-name="Strong_20_Emphasis"><text:span text:style-name="T49">Parameters:</text:span></text:span><text:span text:style-name="T46"><text:line-break/>function – The function that the thread has to execute<text:line-break/>data – The ‘data’ to be passed to the function<text:line-break/>name – The name by which the process will be recognized in the kernel</text:span></text:p>
      <text:p text:style-name="Text_20_body"><text:span text:style-name="Strong_20_Emphasis"><text:span text:style-name="T49">Retuns:</text:span></text:span><text:span text:style-name="T46"> Pointer to a structure of type task_struct</text:span></text:p>
      <text:p text:style-name="P5"><text:span text:style-name="T46">when we create the thread with </text:span><text:span text:style-name="Emphasis"><text:span text:style-name="T46">kthread_create(),</text:span></text:span><text:span text:style-name="T46"> it creates the thread in sleep state and thus nothing is executed. So, how do we wake up the thread. We have a API </text:span><text:span text:style-name="Emphasis"><text:span text:style-name="T46">wake_up_process()</text:span></text:span></text:p>
      <text:p text:style-name="P43"/>
      <text:p text:style-name="P55">// Module Initialization</text:p>
      <text:p text:style-name="P61">static struct task_struct *thread_st;</text:p>
      <text:p text:style-name="P61">{</text:p>
      <text:p text:style-name="P61"><text:s text:c="2"/>  printk(KERN_INFO "Creating Thread\n");</text:p>
      <text:p text:style-name="P61"><text:s text:c="4"/>//Create the kernel thread with name 'mythread'</text:p>
      <text:p text:style-name="P61"><text:s text:c="2"/>  thread_st = <text:span text:style-name="T30">kthread_create(thread_fn, NULL, "mythread");</text:span></text:p>
      <text:p text:style-name="P61"><text:s text:c="2"/>  if (thread_st)</text:p>
      <text:p text:style-name="P61"><text:s text:c="4"/>{</text:p>
      <text:p text:style-name="P61"><text:s text:c="4"/>  <text:s text:c="2"/>printk("Thread Created successfully\n");</text:p>
      <text:p text:style-name="P61"><text:s text:c="7"/><text:span text:style-name="T30"><text:s/>wake_up_process(thread_st);</text:span></text:p>
      <text:p text:style-name="P61"><text:s text:c="4"/>}</text:p>
      <text:p text:style-name="P61">  <text:s text:c="2"/>else</text:p>
      <text:p text:style-name="P61">    <text:s text:c="4"/>printk(KERN_INFO "Thread creation failed\n");</text:p>
      <text:p text:style-name="P61"><text:s text:c="2"/>  return 0;</text:p>
      <text:p text:style-name="P60">}</text:p>
      <text:p text:style-name="P5"><text:span text:style-name="T46">As you might notice, </text:span><text:span text:style-name="Emphasis"><text:span text:style-name="T46">wake_up_process()</text:span></text:span><text:span text:style-name="T46"> takes pointer to </text:span><text:span text:style-name="Emphasis"><text:span text:style-name="T46">task_struct</text:span></text:span><text:span text:style-name="T46"> as an argument, which in turn is returned from </text:span><text:span text:style-name="Emphasis"><text:span text:style-name="T46">kthread_create().</text:span></text:span></text:p>
      <text:p text:style-name="P43"/>
      <text:p text:style-name="P43"/>
      <text:p text:style-name="P43"/>
      <text:p text:style-name="P5"><text:span text:style-name="T46">As seen, running a thread is a two step process – First create a thread and wake it up using </text:span><text:span text:style-name="Emphasis"><text:span text:style-name="T46">wake_up_process().</text:span></text:span><text:span text:style-name="T46"> However, kernel provides an API, which </text:span><text:span text:style-name="T27">performs both these steps in one go</text:span><text:span text:style-name="T28"> </text:span><text:span text:style-name="T46">as</text:span><text:span text:style-name="Emphasis"><text:span text:style-name="T46"> <text:s/></text:span></text:span></text:p>
      <text:p text:style-name="P55">#include &lt;kthread.h&gt;</text:p>
      <text:p text:style-name="P59">kthread_run(int (*function)(void *data), void *data, const char name[], ...)</text:p>
      <text:p text:style-name="P24"><text:span text:style-name="Strong_20_Emphasis"><text:span text:style-name="T49">Parameters:</text:span></text:span><text:span text:style-name="T46"><text:line-break/>function – The function that the thread has to execute<text:line-break/>data – The ‘data’ to be passed to the function<text:line-break/>name – The name by which the process will be recognized in the kernel</text:span></text:p>
      <text:p text:style-name="Text_20_body"><text:span text:style-name="Strong_20_Emphasis"><text:span text:style-name="T49">Returns:</text:span></text:span><text:span text:style-name="T46"> Pointer to a structure of type task_struct</text:span></text:p>
      <text:p text:style-name="Text_20_body"><text:span text:style-name="T46">So, just replace the </text:span><text:span text:style-name="Emphasis"><text:span text:style-name="T46">kthread_create()</text:span></text:span><text:span text:style-name="T46"> and </text:span><text:span text:style-name="Emphasis"><text:span text:style-name="T46">wake_up_process()</text:span></text:span><text:span text:style-name="T46"> calls in above code with kthread_run and you will notice that thread starts running immediately.</text:span></text:p>
      <text:h text:style-name="P62" text:outline-level="2"><text:soft-page-break/>Stopping the Kernel Thread</text:h>
      <text:p text:style-name="P55">#include &lt;linux/kthread.h&gt;</text:p>
      <text:p text:style-name="P59">int kthread_stop(struct task_struct *k);</text:p>
      <text:p text:style-name="P24"><text:span text:style-name="Strong_20_Emphasis"><text:span text:style-name="T49">Parameters:</text:span></text:span><text:span text:style-name="T46"><text:line-break/>k – pointer to the task structure of the thread to be stopped</text:span></text:p>
      <text:p text:style-name="Text_20_body"><text:span text:style-name="Strong_20_Emphasis"><text:span text:style-name="T49">Returns:</text:span></text:span><text:span text:style-name="T46">  The result of the function executed by the thread, -EINTR, if </text:span><text:span text:style-name="Emphasis"><text:span text:style-name="T46">wake_up_process() </text:span></text:span><text:span text:style-name="T46">was never called.</text:span></text:p>
      <text:p text:style-name="Text_20_body"><text:span text:style-name="T46">Below is the code snippet which uses </text:span><text:span text:style-name="Emphasis"><text:span text:style-name="T46">kthread_stop()</text:span></text:span><text:span text:style-name="T46">:</text:span></text:p>
      <text:p text:style-name="P5"><text:span text:style-name="Emphasis"><text:span text:style-name="T28"/></text:span></text:p>
      <text:p text:style-name="P38">From 12-Feb-2018 to 09-March-2018 I have try this many methods </text:p>
      <text:p text:style-name="P44">- I am using struture pointer for getting the video data,</text:p>
      <text:p text:style-name="P44">- I am using single pointer to capture the video data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 newroman" svg:font-family="'Time newroman'"/>
    <style:font-face style:name="Times newroman" svg:font-family="'Times new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28:15.005242845</meta:creation-date>
    <dc:date>2018-06-28T22:49:56.384560238</dc:date>
    <meta:editing-duration>PT13H13M40S</meta:editing-duration>
    <meta:editing-cycles>26</meta:editing-cycles>
    <meta:generator>LibreOffice/5.1.4.2$Linux_X86_64 LibreOffice_project/10m0$Build-2</meta:generator>
    <meta:document-statistic meta:table-count="0" meta:image-count="0" meta:object-count="0" meta:page-count="7" meta:paragraph-count="190" meta:word-count="1370" meta:character-count="9337" meta:non-whitespace-character-count="7910"/>
  </office:meta>
</office:document-meta>
</file>